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8000000D7C175837CD96B074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a1" style:family="table">
      <style:table-properties style:width="17.254cm" fo:margin-left="0cm" fo:margin-top="0cm" fo:margin-bottom="0cm" table:align="left" style:writing-mode="lr-tb"/>
    </style:style>
    <style:style style:name="Tabla1.A" style:family="table-column">
      <style:table-column-properties style:column-width="2.877cm"/>
    </style:style>
    <style:style style:name="Tabla1.B" style:family="table-column">
      <style:table-column-properties style:column-width="7.537cm"/>
    </style:style>
    <style:style style:name="Tabla1.C" style:family="table-column">
      <style:table-column-properties style:column-width="3.42cm"/>
    </style:style>
    <style:style style:name="Tabla1.D" style:family="table-column">
      <style:table-column-properties style:column-width="3.418cm"/>
    </style:style>
    <style:style style:name="Tabla1.1" style:family="table-row">
      <style:table-row-properties style:min-row-height="0.896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2" style:family="table-row">
      <style:table-row-properties style:min-row-height="0.582cm" fo:keep-together="auto"/>
    </style:style>
    <style:style style:name="Tab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54cm" fo:keep-together="auto"/>
    </style:style>
    <style:style style:name="Tabla2" style:family="table">
      <style:table-properties style:width="17.254cm" fo:margin-left="0cm" fo:margin-top="0cm" fo:margin-bottom="0cm" table:align="left" style:writing-mode="lr-tb"/>
    </style:style>
    <style:style style:name="Tabla2.A" style:family="table-column">
      <style:table-column-properties style:column-width="2.877cm"/>
    </style:style>
    <style:style style:name="Tabla2.B" style:family="table-column">
      <style:table-column-properties style:column-width="7.537cm"/>
    </style:style>
    <style:style style:name="Tabla2.C" style:family="table-column">
      <style:table-column-properties style:column-width="3.42cm"/>
    </style:style>
    <style:style style:name="Tabla2.D" style:family="table-column">
      <style:table-column-properties style:column-width="3.418cm"/>
    </style:style>
    <style:style style:name="Tabla2.1" style:family="table-row">
      <style:table-row-properties style:min-row-height="0.896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582cm" fo:keep-together="auto"/>
    </style:style>
    <style:style style:name="Tabla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2.3" style:family="table-row">
      <style:table-row-properties style:min-row-height="0.54cm" fo:keep-together="auto"/>
    </style:style>
    <style:style style:name="P1" style:family="paragraph" style:parent-style-name="Frame_20_contents">
      <style:paragraph-properties fo:orphans="0" fo:widows="0"/>
      <style:text-properties fo:font-size="1pt" style:font-size-asian="1pt" style:font-size-complex="1pt"/>
    </style:style>
    <style:style style:name="P2" style:family="paragraph" style:parent-style-name="Frame_20_contents">
      <style:paragraph-properties fo:margin-left="0.035cm" fo:margin-right="0cm" fo:margin-top="0.026cm" fo:margin-bottom="0cm" style:contextual-spacing="false" fo:text-align="start" style:justify-single-word="false" fo:text-indent="0cm" style:auto-text-indent="false"/>
    </style:style>
    <style:style style:name="P3" style:family="paragraph" style:parent-style-name="List_20_Paragraph" style:list-style-name="WWNum1">
      <style:paragraph-properties fo:margin-left="1.36cm" fo:margin-right="0cm" fo:margin-top="0.002cm" fo:margin-bottom="0cm" style:contextual-spacing="false" fo:line-height="100%" fo:text-align="start" style:justify-single-word="false" fo:text-indent="-0.524cm" style:auto-text-indent="false">
        <style:tab-stops>
          <style:tab-stop style:position="1.362cm"/>
        </style:tab-stops>
      </style:paragraph-properties>
    </style:style>
    <style:style style:name="P4" style:family="paragraph" style:parent-style-name="List_20_Paragraph">
      <style:paragraph-properties fo:margin-left="1.36cm" fo:margin-right="0cm" fo:margin-top="0.002cm" fo:margin-bottom="0cm" style:contextual-spacing="false" fo:line-height="100%" fo:text-align="start" style:justify-single-word="false" fo:text-indent="-0.524cm" style:auto-text-indent="false">
        <style:tab-stops>
          <style:tab-stop style:position="1.362cm"/>
        </style:tab-stops>
      </style:paragraph-properties>
      <style:text-properties officeooo:paragraph-rsid="00059ae8"/>
    </style:style>
    <style:style style:name="P5" style:family="paragraph" style:parent-style-name="List_20_Paragraph" style:list-style-name="WWNum1">
      <style:paragraph-properties fo:margin-left="1.36cm" fo:margin-right="0cm" fo:margin-top="0.083cm" fo:margin-bottom="0cm" style:contextual-spacing="false" fo:line-height="100%" fo:text-align="start" style:justify-single-word="false" fo:text-indent="-0.524cm" style:auto-text-indent="false">
        <style:tab-stops>
          <style:tab-stop style:position="1.362cm"/>
        </style:tab-stops>
      </style:paragraph-properties>
    </style:style>
    <style:style style:name="P6" style:family="paragraph" style:parent-style-name="List_20_Paragraph" style:list-style-name="WWNum1">
      <style:paragraph-properties fo:margin-left="1.36cm" fo:margin-right="0cm" fo:margin-top="0.074cm" fo:margin-bottom="0cm" style:contextual-spacing="false" fo:line-height="100%" fo:text-align="start" style:justify-single-word="false" fo:text-indent="-0.524cm" style:auto-text-indent="false">
        <style:tab-stops>
          <style:tab-stop style:position="1.362cm"/>
        </style:tab-stops>
      </style:paragraph-properties>
    </style:style>
    <style:style style:name="P7" style:family="paragraph" style:parent-style-name="List_20_Paragraph" style:list-style-name="WWNum2">
      <style:paragraph-properties fo:margin-left="3.38cm" fo:margin-right="0.833cm" fo:margin-top="0.012cm" fo:margin-bottom="0cm" style:contextual-spacing="false" fo:line-height="98%" fo:text-align="justify" style:justify-single-word="false" fo:text-indent="-0.635cm" style:auto-text-indent="false">
        <style:tab-stops>
          <style:tab-stop style:position="3.38cm"/>
        </style:tab-stops>
      </style:paragraph-properties>
    </style:style>
    <style:style style:name="P8" style:family="paragraph" style:parent-style-name="List_20_Paragraph" style:list-style-name="WWNum2">
      <style:paragraph-properties fo:margin-left="3.38cm" fo:margin-right="0.84cm" fo:margin-top="0.198cm" fo:margin-bottom="0cm" style:contextual-spacing="false" fo:line-height="95%" fo:text-align="justify" style:justify-single-word="false" fo:text-indent="-0.635cm" style:auto-text-indent="false">
        <style:tab-stops>
          <style:tab-stop style:position="3.38cm"/>
        </style:tab-stops>
      </style:paragraph-properties>
    </style:style>
    <style:style style:name="P9" style:family="paragraph" style:parent-style-name="List_20_Paragraph" style:list-style-name="WWNum2">
      <style:paragraph-properties fo:margin-left="3.38cm" fo:margin-right="0.838cm" fo:margin-top="0.018cm" fo:margin-bottom="0cm" style:contextual-spacing="false" fo:line-height="98%" fo:text-align="justify" style:justify-single-word="false" fo:text-indent="-0.635cm" style:auto-text-indent="false">
        <style:tab-stops>
          <style:tab-stop style:position="3.38cm"/>
        </style:tab-stops>
      </style:paragraph-properties>
    </style:style>
    <style:style style:name="P10" style:family="paragraph" style:parent-style-name="List_20_Paragraph" style:list-style-name="WWNum2">
      <style:paragraph-properties fo:margin-left="3.38cm" fo:margin-right="0.826cm" fo:margin-top="0.018cm" fo:margin-bottom="0cm" style:contextual-spacing="false" fo:line-height="98%" fo:text-align="justify" style:justify-single-word="false" fo:text-indent="-0.635cm" style:auto-text-indent="false">
        <style:tab-stops>
          <style:tab-stop style:position="3.38cm"/>
        </style:tab-stops>
      </style:paragraph-properties>
    </style:style>
    <style:style style:name="P11" style:family="paragraph" style:parent-style-name="Standard">
      <style:paragraph-properties fo:margin-left="0.838cm" fo:margin-right="0.836cm" fo:margin-top="0.18cm" fo:margin-bottom="0cm" style:contextual-spacing="false" fo:line-height="116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838cm" fo:margin-right="0.836cm" fo:margin-top="0cm" fo:margin-bottom="0cm" style:contextual-spacing="false" fo:line-height="116%" fo:text-align="justify" style:justify-single-word="false" fo:text-indent="0cm" style:auto-text-indent="false"/>
    </style:style>
    <style:style style:name="P13" style:family="paragraph" style:parent-style-name="Standard">
      <style:paragraph-properties fo:margin-left="0.838cm" fo:margin-right="0cm" fo:margin-top="0cm" fo:margin-bottom="0cm" style:contextual-spacing="false" fo:text-align="justify" style:justify-single-word="false" fo:text-indent="0cm" style:auto-text-indent="false"/>
    </style:style>
    <style:style style:name="P14" style:family="paragraph" style:parent-style-name="Table_20_Paragraph">
      <style:paragraph-properties fo:margin-top="0cm" fo:margin-bottom="0cm" style:contextual-spacing="false" fo:orphans="0" fo:widows="0"/>
      <style:text-properties style:font-name="Times New Roman" fo:font-size="11pt" style:font-size-asian="11pt"/>
    </style:style>
    <style:style style:name="P15" style:family="paragraph" style:parent-style-name="Table_20_Paragraph">
      <style:paragraph-properties fo:margin-left="5.041cm" fo:margin-right="5.009cm" fo:margin-top="0.198cm" fo:margin-bottom="0cm" style:contextual-spacing="false" fo:text-align="center" style:justify-single-word="false" fo:orphans="0" fo:widows="0" fo:text-indent="0cm" style:auto-text-indent="false"/>
      <style:text-properties fo:font-size="11.5pt" fo:font-weight="bold" style:font-size-asian="11.5pt" style:font-weight-asian="bold"/>
    </style:style>
    <style:style style:name="P16" style:family="paragraph" style:parent-style-name="Table_20_Paragraph">
      <style:paragraph-properties fo:margin-left="5.036cm" fo:margin-right="5.009cm" fo:margin-top="0.044cm" fo:margin-bottom="0cm" style:contextual-spacing="false" fo:text-align="center" style:justify-single-word="false" fo:orphans="0" fo:widows="0" fo:text-indent="0cm" style:auto-text-indent="false"/>
      <style:text-properties fo:font-size="11.5pt" fo:font-weight="bold" style:font-size-asian="11.5pt" style:font-weight-asian="bold"/>
    </style:style>
    <style:style style:name="P17" style:family="paragraph" style:parent-style-name="Table_20_Paragraph">
      <style:paragraph-properties fo:margin-left="2.732cm" fo:margin-right="2.715cm" fo:text-align="center" style:justify-single-word="false" fo:orphans="0" fo:widows="0" fo:text-indent="0cm" style:auto-text-indent="false"/>
      <style:text-properties fo:font-size="8pt" fo:font-weight="bold" style:font-size-asian="8pt" style:font-weight-asian="bold"/>
    </style:style>
    <style:style style:name="P18" style:family="paragraph" style:parent-style-name="Table_20_Paragraph">
      <style:paragraph-properties fo:margin-left="1.083cm" fo:margin-right="0cm" fo:orphans="0" fo:widows="0" fo:text-indent="0cm" style:auto-text-indent="false"/>
      <style:text-properties fo:font-size="8pt" fo:font-weight="bold" style:font-size-asian="8pt" style:font-weight-asian="bold"/>
    </style:style>
    <style:style style:name="P19" style:family="paragraph" style:parent-style-name="Table_20_Paragraph">
      <style:paragraph-properties fo:margin-left="0.947cm" fo:margin-right="0cm" fo:orphans="0" fo:widows="0" fo:text-indent="0cm" style:auto-text-indent="false"/>
    </style:style>
    <style:style style:name="P20" style:family="paragraph" style:parent-style-name="Text_20_body">
      <style:text-properties fo:font-size="13pt" style:font-size-asian="13pt"/>
    </style:style>
    <style:style style:name="P21" style:family="paragraph" style:parent-style-name="Text_20_body">
      <style:text-properties fo:font-size="14pt" style:font-size-asian="14pt"/>
    </style:style>
    <style:style style:name="P22" style:family="paragraph" style:parent-style-name="Text_20_body">
      <style:paragraph-properties fo:line-height="5%"/>
      <style:text-properties fo:font-size="10pt" style:font-size-asian="10pt"/>
    </style:style>
    <style:style style:name="P23" style:family="paragraph" style:parent-style-name="Text_20_body">
      <style:paragraph-properties fo:margin-top="0.014cm" fo:margin-bottom="0cm" style:contextual-spacing="false"/>
      <style:text-properties fo:font-size="12.5pt" style:font-size-asian="12.5pt"/>
    </style:style>
    <style:style style:name="P24" style:family="paragraph" style:parent-style-name="Text_20_body">
      <style:paragraph-properties fo:margin-top="0.014cm" fo:margin-bottom="0cm" style:contextual-spacing="false"/>
      <style:text-properties fo:font-size="14.5pt" style:font-size-asian="14.5pt"/>
    </style:style>
    <style:style style:name="P25" style:family="paragraph" style:parent-style-name="Text_20_body" style:master-page-name="Standard">
      <style:paragraph-properties fo:margin-top="0.014cm" fo:margin-bottom="0cm" style:contextual-spacing="false" style:page-number="auto"/>
    </style:style>
    <style:style style:name="P26" style:family="paragraph" style:parent-style-name="Text_20_body">
      <style:paragraph-properties fo:margin-top="0.016cm" fo:margin-bottom="0cm" style:contextual-spacing="false"/>
      <style:text-properties fo:font-size="14.5pt" style:font-size-asian="14.5pt"/>
    </style:style>
    <style:style style:name="P27" style:family="paragraph" style:parent-style-name="Text_20_body">
      <style:paragraph-properties fo:margin-top="0.009cm" fo:margin-bottom="0cm" style:contextual-spacing="false"/>
      <style:text-properties fo:font-size="13.5pt" style:font-size-asian="13.5pt"/>
    </style:style>
    <style:style style:name="P28" style:family="paragraph" style:parent-style-name="Text_20_body">
      <style:paragraph-properties fo:margin-left="2.11cm" fo:margin-right="0.838cm" fo:line-height="96%" fo:text-align="justify" style:justify-single-word="false" fo:text-indent="-0.635cm" style:auto-text-indent="false"/>
    </style:style>
    <style:style style:name="P29" style:family="paragraph" style:parent-style-name="Text_20_body">
      <style:paragraph-properties fo:margin-top="0.007cm" fo:margin-bottom="0cm" style:contextual-spacing="false"/>
      <style:text-properties fo:font-size="13.5pt" style:font-size-asian="13.5pt"/>
    </style:style>
    <style:style style:name="P30" style:family="paragraph" style:parent-style-name="Text_20_body">
      <style:paragraph-properties fo:margin-left="2.11cm" fo:margin-right="0.829cm" fo:text-align="justify" style:justify-single-word="false" fo:text-indent="-0.635cm" style:auto-text-indent="false"/>
    </style:style>
    <style:style style:name="P31" style:family="paragraph" style:parent-style-name="Text_20_body">
      <style:paragraph-properties fo:margin-left="2.11cm" fo:margin-right="0.829cm" fo:line-height="98%" fo:text-align="justify" style:justify-single-word="false" fo:text-indent="-0.635cm" style:auto-text-indent="false"/>
    </style:style>
    <style:style style:name="P32" style:family="paragraph" style:parent-style-name="Text_20_body">
      <style:paragraph-properties fo:margin-left="2.11cm" fo:margin-right="0.829cm" fo:margin-top="0.002cm" fo:margin-bottom="0cm" style:contextual-spacing="false" fo:line-height="98%" fo:text-align="justify" style:justify-single-word="false" fo:text-indent="-0.635cm" style:auto-text-indent="false"/>
    </style:style>
    <style:style style:name="P33" style:family="paragraph" style:parent-style-name="Text_20_body">
      <style:paragraph-properties fo:margin-left="2.11cm" fo:margin-right="0.826cm" fo:margin-top="0.002cm" fo:margin-bottom="0cm" style:contextual-spacing="false" fo:line-height="101%" fo:text-align="justify" style:justify-single-word="false" fo:text-indent="-0.635cm" style:auto-text-indent="false"/>
    </style:style>
    <style:style style:name="P34" style:family="paragraph" style:parent-style-name="Text_20_body">
      <style:paragraph-properties fo:margin-top="0.012cm" fo:margin-bottom="0cm" style:contextual-spacing="false"/>
      <style:text-properties fo:font-size="12.5pt" style:font-size-asian="12.5pt"/>
    </style:style>
    <style:style style:name="P35" style:family="paragraph" style:parent-style-name="Text_20_body">
      <style:paragraph-properties fo:margin-top="0.012cm" fo:margin-bottom="0cm" style:contextual-spacing="false"/>
      <style:text-properties fo:font-size="13.5pt" style:font-size-asian="13.5pt"/>
    </style:style>
    <style:style style:name="P36" style:family="paragraph" style:parent-style-name="Text_20_body">
      <style:paragraph-properties fo:margin-top="0.018cm" fo:margin-bottom="0cm" style:contextual-spacing="false"/>
      <style:text-properties fo:font-size="14pt" style:font-size-asian="14pt"/>
    </style:style>
    <style:style style:name="P37" style:family="paragraph" style:parent-style-name="Text_20_body">
      <style:paragraph-properties fo:margin-left="2.11cm" fo:margin-right="0.84cm" fo:line-height="95%" fo:text-align="justify" style:justify-single-word="false" fo:text-indent="-0.635cm" style:auto-text-indent="false"/>
    </style:style>
    <style:style style:name="P38" style:family="paragraph" style:parent-style-name="Text_20_body">
      <style:paragraph-properties fo:margin-top="0.002cm" fo:margin-bottom="0cm" style:contextual-spacing="false"/>
      <style:text-properties fo:font-size="14pt" style:font-size-asian="14pt"/>
    </style:style>
    <style:style style:name="P39" style:family="paragraph">
      <loext:graphic-properties draw:fill="non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text-scale="105%"/>
    </style:style>
    <style:style style:name="T3" style:family="text">
      <style:text-properties fo:font-size="11pt" style:font-size-asian="11pt" style:text-scale="110%"/>
    </style:style>
    <style:style style:name="T4" style:family="text">
      <style:text-properties fo:font-size="11pt" officeooo:rsid="0004611a" style:font-size-asian="11pt"/>
    </style:style>
    <style:style style:name="T5" style:family="text">
      <style:text-properties fo:font-size="11pt" officeooo:rsid="00059ae8" style:font-size-asian="11pt"/>
    </style:style>
    <style:style style:name="T6" style:family="text">
      <style:text-properties fo:font-size="11pt" fo:letter-spacing="0.002cm" style:font-size-asian="11pt"/>
    </style:style>
    <style:style style:name="T7" style:family="text">
      <style:text-properties fo:font-size="11pt" fo:letter-spacing="0.002cm" style:font-size-asian="11pt" style:text-scale="105%"/>
    </style:style>
    <style:style style:name="T8" style:family="text">
      <style:text-properties fo:font-size="11pt" fo:letter-spacing="-0.025cm" style:font-size-asian="11pt" style:text-scale="105%"/>
    </style:style>
    <style:style style:name="T9" style:family="text">
      <style:text-properties fo:font-size="11pt" fo:letter-spacing="-0.039cm" style:font-size-asian="11pt" style:text-scale="105%"/>
    </style:style>
    <style:style style:name="T10" style:family="text">
      <style:text-properties fo:font-size="11pt" fo:letter-spacing="-0.028cm" style:font-size-asian="11pt" style:text-scale="105%"/>
    </style:style>
    <style:style style:name="T11" style:family="text">
      <style:text-properties fo:font-size="11pt" fo:letter-spacing="-0.035cm" style:font-size-asian="11pt" style:text-scale="105%"/>
    </style:style>
    <style:style style:name="T12" style:family="text">
      <style:text-properties fo:font-size="11pt" fo:letter-spacing="0.011cm" style:font-size-asian="11pt"/>
    </style:style>
    <style:style style:name="T13" style:family="text">
      <style:text-properties fo:font-size="11pt" fo:letter-spacing="0.021cm" style:font-size-asian="11pt"/>
    </style:style>
    <style:style style:name="T14" style:family="text">
      <style:text-properties fo:font-size="11pt" fo:letter-spacing="0.023cm" style:font-size-asian="11pt"/>
    </style:style>
    <style:style style:name="T15" style:family="text">
      <style:text-properties fo:font-size="11pt" fo:letter-spacing="0.007cm" style:font-size-asian="11pt"/>
    </style:style>
    <style:style style:name="T16" style:family="text">
      <style:text-properties fo:font-size="11pt" fo:letter-spacing="0.018cm" style:font-size-asian="11pt"/>
    </style:style>
    <style:style style:name="T17" style:family="text">
      <style:text-properties fo:font-size="11pt" fo:letter-spacing="0.005cm" style:font-size-asian="11pt"/>
    </style:style>
    <style:style style:name="T18" style:family="text">
      <style:text-properties fo:font-size="11pt" fo:letter-spacing="0.019cm" style:font-size-asian="11pt"/>
    </style:style>
    <style:style style:name="T19" style:family="text">
      <style:text-properties fo:font-size="11pt" fo:letter-spacing="-0.004cm" style:font-size-asian="11pt"/>
    </style:style>
    <style:style style:name="T20" style:family="text">
      <style:text-properties fo:font-size="11pt" fo:letter-spacing="0.009cm" style:font-size-asian="11pt"/>
    </style:style>
    <style:style style:name="T21" style:family="text">
      <style:text-properties fo:font-size="11pt" fo:letter-spacing="0.012cm" style:font-size-asian="11pt"/>
    </style:style>
    <style:style style:name="T22" style:family="text">
      <style:text-properties fo:font-size="11pt" fo:letter-spacing="0.03cm" style:font-size-asian="11pt"/>
    </style:style>
    <style:style style:name="T23" style:family="text">
      <style:text-properties fo:font-size="11pt" fo:letter-spacing="0.016cm" style:font-size-asian="11pt"/>
    </style:style>
    <style:style style:name="T24" style:family="text">
      <style:text-properties fo:font-size="11pt" fo:letter-spacing="-0.021cm" style:font-size-asian="11pt"/>
    </style:style>
    <style:style style:name="T25" style:family="text">
      <style:text-properties fo:font-size="11pt" fo:letter-spacing="-0.021cm" style:font-size-asian="11pt" style:text-scale="105%"/>
    </style:style>
    <style:style style:name="T26" style:family="text">
      <style:text-properties fo:font-size="11pt" fo:letter-spacing="-0.023cm" style:font-size-asian="11pt"/>
    </style:style>
    <style:style style:name="T27" style:family="text">
      <style:text-properties fo:font-size="11pt" fo:letter-spacing="-0.023cm" style:font-size-asian="11pt" style:text-scale="105%"/>
    </style:style>
    <style:style style:name="T28" style:family="text">
      <style:text-properties fo:font-size="11pt" fo:letter-spacing="-0.019cm" style:font-size-asian="11pt"/>
    </style:style>
    <style:style style:name="T29" style:family="text">
      <style:text-properties fo:font-size="11pt" fo:letter-spacing="-0.019cm" style:font-size-asian="11pt" style:text-scale="105%"/>
    </style:style>
    <style:style style:name="T30" style:family="text">
      <style:text-properties fo:font-size="11pt" fo:letter-spacing="-0.002cm" style:font-size-asian="11pt"/>
    </style:style>
    <style:style style:name="T31" style:family="text">
      <style:text-properties fo:font-size="11pt" fo:letter-spacing="-0.002cm" style:font-size-asian="11pt" style:text-scale="110%"/>
    </style:style>
    <style:style style:name="T32" style:family="text">
      <style:text-properties fo:font-size="11pt" fo:letter-spacing="-0.002cm" style:font-size-asian="11pt" style:text-scale="105%"/>
    </style:style>
    <style:style style:name="T33" style:family="text">
      <style:text-properties fo:font-size="11pt" fo:letter-spacing="-0.005cm" style:font-size-asian="11pt"/>
    </style:style>
    <style:style style:name="T34" style:family="text">
      <style:text-properties fo:font-size="11pt" fo:letter-spacing="-0.007cm" style:font-size-asian="11pt"/>
    </style:style>
    <style:style style:name="T35" style:family="text">
      <style:text-properties fo:font-size="11pt" fo:letter-spacing="-0.014cm" style:font-size-asian="11pt"/>
    </style:style>
    <style:style style:name="T36" style:family="text">
      <style:text-properties fo:font-size="11pt" fo:letter-spacing="-0.026cm" style:font-size-asian="11pt" style:text-scale="105%"/>
    </style:style>
    <style:style style:name="T37" style:family="text">
      <style:text-properties fo:font-size="11pt" fo:letter-spacing="-0.03cm" style:font-size-asian="11pt" style:text-scale="105%"/>
    </style:style>
    <style:style style:name="T38" style:family="text">
      <style:text-properties fo:font-size="11pt" fo:letter-spacing="-0.12cm" style:font-size-asian="11pt" style:text-scale="105%"/>
    </style:style>
    <style:style style:name="T39" style:family="text">
      <style:text-properties fo:font-size="11pt" fo:letter-spacing="0.014cm" style:font-size-asian="11pt"/>
    </style:style>
    <style:style style:name="T40" style:family="text">
      <style:text-properties fo:font-size="11pt" fo:letter-spacing="0.004cm" style:font-size-asian="11pt"/>
    </style:style>
    <style:style style:name="T41" style:family="text">
      <style:text-properties fo:font-size="11pt" fo:background-color="#ff8000" loext:char-shading-value="0" style:font-size-asian="11pt"/>
    </style:style>
    <style:style style:name="T42" style:family="text">
      <style:text-properties fo:font-size="11pt" fo:background-color="#ff8000" loext:char-shading-value="0" style:font-size-asian="11pt"/>
    </style:style>
    <style:style style:name="T43" style:family="text">
      <style:text-properties fo:font-size="11pt" officeooo:rsid="000355c2" fo:background-color="#ff8000" loext:char-shading-value="0" style:font-size-asian="11pt"/>
    </style:style>
    <style:style style:name="T44" style:family="text">
      <style:text-properties style:font-name="Courier New" style:text-scale="85%"/>
    </style:style>
    <style:style style:name="T45" style:family="text">
      <style:text-properties style:font-name="Courier New" fo:letter-spacing="0.002cm" style:text-scale="85%"/>
    </style:style>
    <style:style style:name="T46" style:family="text">
      <style:text-properties fo:letter-spacing="0.002cm"/>
    </style:style>
    <style:style style:name="T47" style:family="text">
      <style:text-properties fo:letter-spacing="0.002cm" style:text-scale="105%"/>
    </style:style>
    <style:style style:name="T48" style:family="text">
      <style:text-properties fo:letter-spacing="0.002cm" fo:background-color="#ff8000" loext:char-shading-value="0"/>
    </style:style>
    <style:style style:name="T49" style:family="text">
      <style:text-properties fo:letter-spacing="0.002cm" fo:background-color="#ff8000" loext:char-shading-value="0"/>
    </style:style>
    <style:style style:name="T50" style:family="text">
      <style:text-properties fo:letter-spacing="0.002cm" fo:background-color="#ff8000" loext:char-shading-value="0" style:text-scale="105%"/>
    </style:style>
    <style:style style:name="T51" style:family="text">
      <style:text-properties fo:letter-spacing="0.002cm" fo:background-color="#ff8000" loext:char-shading-value="0" style:text-scale="105%"/>
    </style:style>
    <style:style style:name="T52" style:family="text">
      <style:text-properties fo:letter-spacing="0.002cm" fo:background-color="transparent" loext:char-shading-value="0"/>
    </style:style>
    <style:style style:name="T53" style:family="text">
      <style:text-properties fo:letter-spacing="0.002cm" fo:background-color="#81d41a" loext:char-shading-value="0" style:text-scale="105%"/>
    </style:style>
    <style:style style:name="T54" style:family="text">
      <style:text-properties fo:letter-spacing="0.005cm"/>
    </style:style>
    <style:style style:name="T55" style:family="text">
      <style:text-properties fo:letter-spacing="0.005cm" fo:background-color="#ff8000" loext:char-shading-value="0"/>
    </style:style>
    <style:style style:name="T56" style:family="text">
      <style:text-properties fo:letter-spacing="0.005cm" fo:background-color="#ff8000" loext:char-shading-value="0"/>
    </style:style>
    <style:style style:name="T57" style:family="text">
      <style:text-properties fo:letter-spacing="0.005cm" fo:background-color="transparent" loext:char-shading-value="0"/>
    </style:style>
    <style:style style:name="T58" style:family="text">
      <style:text-properties fo:letter-spacing="0.007cm"/>
    </style:style>
    <style:style style:name="T59" style:family="text">
      <style:text-properties fo:letter-spacing="0.007cm" fo:background-color="#ff8000" loext:char-shading-value="0"/>
    </style:style>
    <style:style style:name="T60" style:family="text">
      <style:text-properties fo:letter-spacing="0.007cm" fo:background-color="#ff8000" loext:char-shading-value="0"/>
    </style:style>
    <style:style style:name="T61" style:family="text">
      <style:text-properties fo:letter-spacing="0.007cm" fo:background-color="transparent" loext:char-shading-value="0"/>
    </style:style>
    <style:style style:name="T62" style:family="text">
      <style:text-properties fo:letter-spacing="0.019cm"/>
    </style:style>
    <style:style style:name="T63" style:family="text">
      <style:text-properties fo:letter-spacing="0.019cm" fo:background-color="#ff8000" loext:char-shading-value="0"/>
    </style:style>
    <style:style style:name="T64" style:family="text">
      <style:text-properties fo:letter-spacing="0.019cm" fo:background-color="#ff8000" loext:char-shading-value="0"/>
    </style:style>
    <style:style style:name="T65" style:family="text">
      <style:text-properties fo:letter-spacing="0.019cm" fo:background-color="transparent" loext:char-shading-value="0"/>
    </style:style>
    <style:style style:name="T66" style:family="text">
      <style:text-properties fo:letter-spacing="0.018cm"/>
    </style:style>
    <style:style style:name="T67" style:family="text">
      <style:text-properties fo:letter-spacing="0.018cm" fo:background-color="#ff8000" loext:char-shading-value="0"/>
    </style:style>
    <style:style style:name="T68" style:family="text">
      <style:text-properties fo:letter-spacing="0.018cm" fo:background-color="#ff8000" loext:char-shading-value="0"/>
    </style:style>
    <style:style style:name="T69" style:family="text">
      <style:text-properties fo:letter-spacing="0.018cm" fo:background-color="transparent" loext:char-shading-value="0"/>
    </style:style>
    <style:style style:name="T70" style:family="text">
      <style:text-properties fo:letter-spacing="-0.123cm"/>
    </style:style>
    <style:style style:name="T71" style:family="text">
      <style:text-properties fo:letter-spacing="0.081cm"/>
    </style:style>
    <style:style style:name="T72" style:family="text">
      <style:text-properties fo:letter-spacing="0.074cm"/>
    </style:style>
    <style:style style:name="T73" style:family="text">
      <style:text-properties fo:letter-spacing="0.078cm"/>
    </style:style>
    <style:style style:name="T74" style:family="text">
      <style:text-properties fo:letter-spacing="0.067cm"/>
    </style:style>
    <style:style style:name="T75" style:family="text">
      <style:text-properties fo:letter-spacing="0.086cm"/>
    </style:style>
    <style:style style:name="T76" style:family="text">
      <style:text-properties fo:letter-spacing="0.079cm"/>
    </style:style>
    <style:style style:name="T77" style:family="text">
      <style:text-properties fo:letter-spacing="0.076cm"/>
    </style:style>
    <style:style style:name="T78" style:family="text">
      <style:text-properties fo:letter-spacing="0.127cm"/>
    </style:style>
    <style:style style:name="T79" style:family="text">
      <style:text-properties fo:letter-spacing="-0.016cm"/>
    </style:style>
    <style:style style:name="T80" style:family="text">
      <style:text-properties fo:letter-spacing="-0.007cm"/>
    </style:style>
    <style:style style:name="T81" style:family="text">
      <style:text-properties fo:letter-spacing="-0.007cm" style:text-scale="105%"/>
    </style:style>
    <style:style style:name="T82" style:family="text">
      <style:text-properties fo:letter-spacing="-0.007cm" fo:background-color="#81d41a" loext:char-shading-value="0"/>
    </style:style>
    <style:style style:name="T83" style:family="text">
      <style:text-properties fo:letter-spacing="-0.007cm" fo:background-color="#81d41a" loext:char-shading-value="0"/>
    </style:style>
    <style:style style:name="T84" style:family="text">
      <style:text-properties fo:letter-spacing="-0.009cm"/>
    </style:style>
    <style:style style:name="T85" style:family="text">
      <style:text-properties fo:letter-spacing="-0.009cm" style:text-scale="105%"/>
    </style:style>
    <style:style style:name="T86" style:family="text">
      <style:text-properties fo:letter-spacing="-0.009cm" fo:background-color="#81d41a" loext:char-shading-value="0"/>
    </style:style>
    <style:style style:name="T87" style:family="text">
      <style:text-properties fo:letter-spacing="-0.009cm" fo:background-color="#81d41a" loext:char-shading-value="0"/>
    </style:style>
    <style:style style:name="T88" style:family="text">
      <style:text-properties fo:letter-spacing="0.004cm"/>
    </style:style>
    <style:style style:name="T89" style:family="text">
      <style:text-properties fo:letter-spacing="0.004cm" fo:background-color="#81d41a" loext:char-shading-value="0"/>
    </style:style>
    <style:style style:name="T90" style:family="text">
      <style:text-properties fo:letter-spacing="0.004cm" fo:background-color="#81d41a" loext:char-shading-value="0"/>
    </style:style>
    <style:style style:name="T91" style:family="text">
      <style:text-properties fo:letter-spacing="-0.012cm"/>
    </style:style>
    <style:style style:name="T92" style:family="text">
      <style:text-properties fo:letter-spacing="-0.012cm" style:text-scale="105%"/>
    </style:style>
    <style:style style:name="T93" style:family="text">
      <style:text-properties style:text-scale="105%"/>
    </style:style>
    <style:style style:name="T94" style:family="text">
      <style:text-properties fo:letter-spacing="-0.129cm" style:text-scale="105%"/>
    </style:style>
    <style:style style:name="T95" style:family="text">
      <style:text-properties fo:letter-spacing="-0.005cm" style:text-scale="105%"/>
    </style:style>
    <style:style style:name="T96" style:family="text">
      <style:text-properties fo:letter-spacing="-0.004cm" style:text-scale="105%"/>
    </style:style>
    <style:style style:name="T97" style:family="text">
      <style:text-properties fo:letter-spacing="-0.004cm" fo:background-color="#81d41a" loext:char-shading-value="0" style:text-scale="105%"/>
    </style:style>
    <style:style style:name="T98" style:family="text">
      <style:text-properties fo:letter-spacing="-0.004cm" fo:background-color="#81d41a" loext:char-shading-value="0" style:text-scale="105%"/>
    </style:style>
    <style:style style:name="T99" style:family="text">
      <style:text-properties fo:letter-spacing="-0.002cm" style:text-scale="105%"/>
    </style:style>
    <style:style style:name="T100" style:family="text">
      <style:text-properties fo:letter-spacing="-0.131cm" style:text-scale="105%"/>
    </style:style>
    <style:style style:name="T101" style:family="text">
      <style:text-properties fo:letter-spacing="-0.011cm"/>
    </style:style>
    <style:style style:name="T102" style:family="text">
      <style:text-properties fo:letter-spacing="-0.011cm" style:text-scale="105%"/>
    </style:style>
    <style:style style:name="T103" style:family="text">
      <style:text-properties fo:letter-spacing="-0.011cm" fo:background-color="#81d41a" loext:char-shading-value="0"/>
    </style:style>
    <style:style style:name="T104" style:family="text">
      <style:text-properties fo:letter-spacing="-0.011cm" fo:background-color="#81d41a" loext:char-shading-value="0"/>
    </style:style>
    <style:style style:name="T105" style:family="text">
      <style:text-properties fo:letter-spacing="-0.019cm"/>
    </style:style>
    <style:style style:name="T106" style:family="text">
      <style:text-properties fo:letter-spacing="-0.019cm" style:text-scale="105%"/>
    </style:style>
    <style:style style:name="T107" style:family="text">
      <style:text-properties fo:letter-spacing="-0.014cm" style:text-scale="105%"/>
    </style:style>
    <style:style style:name="T108" style:family="text">
      <style:text-properties fo:letter-spacing="-0.018cm"/>
    </style:style>
    <style:style style:name="T109" style:family="text">
      <style:text-properties fo:letter-spacing="-0.023cm"/>
    </style:style>
    <style:style style:name="T110" style:family="text">
      <style:text-properties fo:font-size="12pt" style:font-size-asian="12pt"/>
    </style:style>
    <style:style style:name="T111" style:family="text">
      <style:text-properties fo:font-size="12pt" style:font-size-asian="12pt" style:text-scale="105%"/>
    </style:style>
    <style:style style:name="T112" style:family="text">
      <style:text-properties fo:font-size="12pt" fo:letter-spacing="-0.012cm" style:font-size-asian="12pt"/>
    </style:style>
    <style:style style:name="T113" style:family="text">
      <style:text-properties fo:font-size="12pt" fo:letter-spacing="-0.012cm" style:font-size-asian="12pt" style:text-scale="105%"/>
    </style:style>
    <style:style style:name="T114" style:family="text">
      <style:text-properties fo:font-size="12pt" fo:letter-spacing="-0.014cm" style:font-size-asian="12pt"/>
    </style:style>
    <style:style style:name="T115" style:family="text">
      <style:text-properties fo:font-size="12pt" fo:letter-spacing="-0.014cm" style:font-size-asian="12pt" style:text-scale="105%"/>
    </style:style>
    <style:style style:name="T116" style:family="text">
      <style:text-properties fo:font-size="12pt" fo:letter-spacing="-0.009cm" style:font-size-asian="12pt" style:text-scale="105%"/>
    </style:style>
    <style:style style:name="T117" style:family="text">
      <style:text-properties fo:font-size="12pt" fo:letter-spacing="-0.011cm" style:font-size-asian="12pt" style:text-scale="105%"/>
    </style:style>
    <style:style style:name="T118" style:family="text">
      <style:text-properties fo:font-size="12pt" fo:letter-spacing="-0.007cm" style:font-size-asian="12pt" style:text-scale="105%"/>
    </style:style>
    <style:style style:name="T119" style:family="text">
      <style:text-properties fo:font-size="12pt" fo:letter-spacing="-0.004cm" style:font-size-asian="12pt" style:text-scale="105%"/>
    </style:style>
    <style:style style:name="T120" style:family="text">
      <style:text-properties fo:font-size="12pt" fo:letter-spacing="-0.131cm" style:font-size-asian="12pt" style:text-scale="105%"/>
    </style:style>
    <style:style style:name="T121" style:family="text">
      <style:text-properties fo:font-size="12pt" fo:letter-spacing="0.002cm" style:font-size-asian="12pt"/>
    </style:style>
    <style:style style:name="T122" style:family="text">
      <style:text-properties fo:font-size="12pt" fo:letter-spacing="0.002cm" style:font-size-asian="12pt" style:text-scale="105%"/>
    </style:style>
    <style:style style:name="T123" style:family="text">
      <style:text-properties fo:font-size="12pt" fo:letter-spacing="0.002cm" fo:background-color="#81d41a" loext:char-shading-value="0" style:font-size-asian="12pt" style:text-scale="105%"/>
    </style:style>
    <style:style style:name="T124" style:family="text">
      <style:text-properties fo:font-size="12pt" fo:letter-spacing="0.002cm" fo:background-color="#81d41a" loext:char-shading-value="0" style:font-size-asian="12pt" style:text-scale="105%"/>
    </style:style>
    <style:style style:name="T125" style:family="text">
      <style:text-properties fo:font-size="12pt" fo:letter-spacing="-0.016cm" style:font-size-asian="12pt"/>
    </style:style>
    <style:style style:name="T126" style:family="text">
      <style:text-properties fo:font-size="12pt" fo:letter-spacing="-0.03cm" style:font-size-asian="12pt"/>
    </style:style>
    <style:style style:name="T127" style:family="text">
      <style:text-properties fo:font-size="12pt" fo:letter-spacing="-0.028cm" style:font-size-asian="12pt"/>
    </style:style>
    <style:style style:name="T128" style:family="text">
      <style:text-properties fo:font-size="12pt" fo:letter-spacing="-0.032cm" style:font-size-asian="12pt"/>
    </style:style>
    <style:style style:name="T129" style:family="text">
      <style:text-properties fo:font-size="12pt" fo:letter-spacing="-0.021cm" style:font-size-asian="12pt"/>
    </style:style>
    <style:style style:name="T130" style:family="text">
      <style:text-properties fo:font-size="12pt" fo:letter-spacing="-0.026cm" style:font-size-asian="12pt"/>
    </style:style>
    <style:style style:name="T131" style:family="text">
      <style:text-properties fo:font-size="12pt" fo:letter-spacing="-0.018cm" style:font-size-asian="12pt"/>
    </style:style>
    <style:style style:name="T132" style:family="text">
      <style:text-properties fo:font-size="12pt" fo:background-color="#ff8000" loext:char-shading-value="0" style:font-size-asian="12pt"/>
    </style:style>
    <style:style style:name="T133" style:family="text">
      <style:text-properties fo:font-size="12pt" fo:background-color="#ff8000" loext:char-shading-value="0" style:font-size-asian="12pt" style:text-scale="105%"/>
    </style:style>
    <style:style style:name="T134" style:family="text">
      <style:text-properties fo:font-size="12pt" fo:background-color="#ff8000" loext:char-shading-value="0" style:font-size-asian="12pt" style:text-scale="105%"/>
    </style:style>
    <style:style style:name="T135" style:family="text">
      <style:text-properties fo:font-size="12pt" fo:background-color="#ff8000" loext:char-shading-value="0" style:font-size-asian="12pt"/>
    </style:style>
    <style:style style:name="T136" style:family="text">
      <style:text-properties fo:font-size="12pt" fo:background-color="#81d41a" loext:char-shading-value="0" style:font-size-asian="12pt"/>
    </style:style>
    <style:style style:name="T137" style:family="text">
      <style:text-properties fo:font-size="12pt" fo:background-color="#81d41a" loext:char-shading-value="0" style:font-size-asian="12pt" style:text-scale="105%"/>
    </style:style>
    <style:style style:name="T138" style:family="text">
      <style:text-properties fo:font-size="12pt" fo:background-color="#81d41a" loext:char-shading-value="0" style:font-size-asian="12pt" style:text-scale="105%"/>
    </style:style>
    <style:style style:name="T139" style:family="text">
      <style:text-properties fo:font-size="12pt" fo:background-color="#81d41a" loext:char-shading-value="0" style:font-size-asian="12pt"/>
    </style:style>
    <style:style style:name="T140" style:family="text">
      <style:text-properties fo:color="#30b050" loext:opacity="100%" fo:letter-spacing="-0.002cm"/>
    </style:style>
    <style:style style:name="T141" style:family="text">
      <style:text-properties fo:color="#30b050" loext:opacity="100%"/>
    </style:style>
    <style:style style:name="T142" style:family="text">
      <style:text-properties fo:font-size="11.5pt" fo:font-weight="bold" style:font-size-asian="11.5pt" style:font-weight-asian="bold"/>
    </style:style>
    <style:style style:name="T143" style:family="text">
      <style:text-properties fo:font-size="8pt" fo:font-weight="bold" style:font-size-asian="8pt" style:font-weight-asian="bold"/>
    </style:style>
    <style:style style:name="T144" style:family="text">
      <style:text-properties fo:font-size="8pt" fo:letter-spacing="-0.007cm" style:font-size-asian="8pt"/>
    </style:style>
    <style:style style:name="T145" style:family="text">
      <style:text-properties fo:font-size="8pt" style:font-size-asian="8pt"/>
    </style:style>
    <style:style style:name="T146" style:family="text">
      <style:text-properties fo:font-size="8pt" fo:letter-spacing="-0.004cm" fo:font-weight="bold" style:font-size-asian="8pt" style:font-weight-asian="bold"/>
    </style:style>
    <style:style style:name="T147" style:family="text">
      <style:text-properties fo:font-size="8pt" fo:letter-spacing="-0.002cm" style:font-size-asian="8pt"/>
    </style:style>
    <style:style style:name="T148" style:family="text">
      <style:text-properties style:font-name="Verdana" fo:font-size="9pt" style:font-size-asian="9pt"/>
    </style:style>
    <style:style style:name="T149" style:family="text">
      <style:text-properties style:font-name="Verdana" fo:font-size="9pt" style:font-size-asian="9pt" style:text-scale="95%"/>
    </style:style>
    <style:style style:name="T150" style:family="text">
      <style:text-properties style:font-name="Verdana" fo:font-size="9pt" fo:letter-spacing="-0.014cm" style:font-size-asian="9pt" style:text-scale="95%"/>
    </style:style>
    <style:style style:name="T151" style:family="text">
      <style:text-properties style:font-name="Verdana" fo:font-size="9pt" fo:letter-spacing="-0.018cm" style:font-size-asian="9pt" style:text-scale="95%"/>
    </style:style>
    <style:style style:name="T152" style:family="text">
      <style:text-properties style:font-name="Verdana" fo:font-size="9pt" fo:letter-spacing="-0.026cm" style:font-size-asian="9pt"/>
    </style:style>
    <style:style style:name="T153" style:family="text">
      <style:text-properties style:font-name="Verdana" fo:font-size="9pt" fo:letter-spacing="-0.032cm" style:font-size-asian="9pt"/>
    </style:style>
    <style:style style:name="T154" style:family="text">
      <style:text-properties style:font-name="Tahoma" fo:font-size="9pt" fo:letter-spacing="0.004cm" fo:font-weight="bold" style:font-size-asian="9pt" style:font-weight-asian="bold" style:text-scale="95%"/>
    </style:style>
    <style:style style:name="T155" style:family="text">
      <style:text-properties style:font-name="Tahoma" fo:font-size="9pt" fo:font-weight="bold" style:font-size-asian="9pt" style:font-weight-asian="bold"/>
    </style:style>
    <style:style style:name="T156" style:family="text">
      <style:text-properties style:font-name="Tahoma" fo:font-size="9pt" fo:font-weight="bold" style:font-size-asian="9pt" style:font-weight-asian="bold" style:text-scale="95%"/>
    </style:style>
    <style:style style:name="T157" style:family="text">
      <style:text-properties style:font-name="Tahoma" fo:font-size="9pt" fo:letter-spacing="-0.012cm" fo:font-weight="bold" style:font-size-asian="9pt" style:font-weight-asian="bold"/>
    </style:style>
    <style:style style:name="T158" style:family="text">
      <style:text-properties fo:letter-spacing="-0.021cm"/>
    </style:style>
    <style:style style:name="T159" style:family="text">
      <style:text-properties fo:letter-spacing="-0.021cm" fo:background-color="#81d41a" loext:char-shading-value="0"/>
    </style:style>
    <style:style style:name="T160" style:family="text">
      <style:text-properties fo:letter-spacing="-0.021cm" fo:background-color="#81d41a" loext:char-shading-value="0"/>
    </style:style>
    <style:style style:name="T161" style:family="text">
      <style:text-properties fo:letter-spacing="-0.026cm"/>
    </style:style>
    <style:style style:name="T162" style:family="text">
      <style:text-properties fo:letter-spacing="-0.025cm"/>
    </style:style>
    <style:style style:name="T163" style:family="text">
      <style:text-properties fo:background-color="#ff8000" loext:char-shading-value="0"/>
    </style:style>
    <style:style style:name="T164" style:family="text">
      <style:text-properties fo:background-color="#ff8000" loext:char-shading-value="0"/>
    </style:style>
    <style:style style:name="T165" style:family="text">
      <style:text-properties fo:background-color="#ff8000" loext:char-shading-value="0" style:text-scale="105%"/>
    </style:style>
    <style:style style:name="T166" style:family="text">
      <style:text-properties fo:background-color="#ff8000" loext:char-shading-value="0" style:text-scale="105%"/>
    </style:style>
    <style:style style:name="T167" style:family="text">
      <style:text-properties style:font-name="Trebuchet MS" fo:font-size="11pt" fo:language="es" fo:country="ES" officeooo:rsid="000355c2" fo:background-color="#ff8000" loext:char-shading-value="0" style:font-name-asian="Trebuchet MS1" style:font-size-asian="11pt" style:language-asian="en" style:country-asian="US" style:font-name-complex="Trebuchet MS1" style:language-complex="ar" style:country-complex="SA"/>
    </style:style>
    <style:style style:name="T168" style:family="text">
      <style:text-properties fo:color="#ff8000" loext:opacity="100%" style:font-name="Trebuchet MS" fo:font-size="11pt" fo:language="es" fo:country="ES" officeooo:rsid="000355c2" fo:background-color="#ff8000" loext:char-shading-value="0" style:font-name-asian="Trebuchet MS1" style:font-size-asian="11pt" style:language-asian="en" style:country-asian="US" style:font-name-complex="Trebuchet MS1" style:language-complex="ar" style:country-complex="SA"/>
    </style:style>
    <style:style style:name="T169" style:family="text">
      <style:text-properties fo:background-color="transparent" loext:char-shading-value="0"/>
    </style:style>
    <style:style style:name="T170" style:family="text">
      <style:text-properties fo:color="#81d41a" loext:opacity="100%" fo:font-size="11pt" officeooo:rsid="0004611a" style:font-size-asian="11pt"/>
    </style:style>
    <style:style style:name="T171" style:family="text">
      <style:text-properties fo:color="#81d41a" loext:opacity="100%" fo:font-size="11pt" officeooo:rsid="0004611a" fo:background-color="#81d41a" loext:char-shading-value="0" style:font-size-asian="11pt"/>
    </style:style>
    <style:style style:name="T172" style:family="text">
      <style:text-properties fo:color="#81d41a" loext:opacity="100%" fo:font-size="11pt" officeooo:rsid="0004611a" fo:background-color="#81d41a" loext:char-shading-value="0" style:font-size-asian="11pt"/>
    </style:style>
    <style:style style:name="T173" style:family="text">
      <style:text-properties fo:color="#81d41a" loext:opacity="100%" fo:background-color="#81d41a" loext:char-shading-value="0"/>
    </style:style>
    <style:style style:name="T174" style:family="text">
      <style:text-properties fo:background-color="#81d41a" loext:char-shading-value="0"/>
    </style:style>
    <style:style style:name="T175" style:family="text">
      <style:text-properties fo:background-color="#81d41a" loext:char-shading-value="0"/>
    </style:style>
    <style:style style:name="T176" style:family="text">
      <style:text-properties fo:background-color="#81d41a" loext:char-shading-value="0" style:text-scale="105%"/>
    </style:style>
    <style:style style:name="T177" style:family="text">
      <style:text-properties fo:background-color="#81d41a" loext:char-shading-value="0" style:text-scale="105%"/>
    </style:style>
    <style:style style:name="T178" style:family="text">
      <style:text-properties fo:color="#000000" loext:opacity="100%" fo:background-color="#81d41a" loext:char-shading-value="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092cm" fo:min-width="17.28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64cm" fo:min-width="2.2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64cm" fo:min-width="2.2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5"/>
        <text:p text:style-name="P11"><text:span text:style-name="T1">Realizar un diagrama de estructuras en el modelo E/R para los siguientes enunciados. Para</text:span><text:span text:style-name="T6"> </text:span><text:span text:style-name="T2">la realización de estos modelos se deberá seguir y exponer el desarrollo siguiendo las</text:span><text:span text:style-name="T7"> </text:span><text:span text:style-name="T2">pautas</text:span><text:span text:style-name="T8"> </text:span><text:span text:style-name="T2">que</text:span><text:span text:style-name="T9"> </text:span><text:span text:style-name="T2">a</text:span><text:span text:style-name="T10"> </text:span><text:span text:style-name="T2">continuación</text:span><text:span text:style-name="T11"> </text:span><text:span text:style-name="T2">se</text:span><text:span text:style-name="T10"> </text:span><text:span text:style-name="T2">detallas:</text:span></text:p>
        <text:p text:style-name="P23"/>
        <text:list xml:id="list3608726991" text:style-name="WWNum1">
          <text:list-item>
            <text:p text:style-name="P3"><text:span text:style-name="T1">Marcar</text:span><text:span text:style-name="T12"> </text:span><text:span text:style-name="T1">en</text:span><text:span text:style-name="T13"> </text:span><text:span text:style-name="T1">el</text:span><text:span text:style-name="T14"> </text:span><text:span text:style-name="T1">enunciado</text:span><text:span text:style-name="T15"> </text:span><text:span text:style-name="T1">las</text:span><text:span text:style-name="T16"> </text:span><text:span text:style-name="T1">posibles</text:span><text:span text:style-name="T17"> </text:span><text:span text:style-name="T1">entidades</text:span><text:span text:style-name="T17"> </text:span><text:span text:style-name="T1">y</text:span><text:span text:style-name="T18"> </text:span><text:span text:style-name="T1">las</text:span><text:span text:style-name="T19"> </text:span><text:span text:style-name="T1">relaciones. </text:span><text:span text:style-name="T168">dfg</text:span></text:p>
          </text:list-item>
          <text:list-item>
            <text:p text:style-name="P5"><text:span text:style-name="T1">Proponer</text:span><text:span text:style-name="T20"> </text:span><text:span text:style-name="T1">las</text:span><text:span text:style-name="T18"> </text:span><text:span text:style-name="T1">frases</text:span><text:span text:style-name="T16"> </text:span><text:span text:style-name="T1">que</text:span><text:span text:style-name="T21"> </text:span><text:span text:style-name="T1">describan</text:span><text:span text:style-name="T22"> </text:span><text:span text:style-name="T1">el</text:span><text:span text:style-name="T20"> </text:span><text:span text:style-name="T1">problema.</text:span></text:p>
          </text:list-item>
          <text:list-item>
            <text:p text:style-name="P6"><text:span text:style-name="T1">Generar</text:span><text:span text:style-name="T23"> </text:span><text:span text:style-name="T1">los</text:span><text:span text:style-name="T6"> </text:span><text:span text:style-name="T1">modelos</text:span><text:span text:style-name="T16"> </text:span><text:span text:style-name="T1">de</text:span><text:span text:style-name="T20"> </text:span><text:span text:style-name="T1">cada</text:span><text:span text:style-name="T16"> </text:span><text:span text:style-name="T1">frase.</text:span></text:p>
          </text:list-item>
          <text:list-item>
            <text:p text:style-name="P5"><text:span text:style-name="T1">Identificación</text:span><text:span text:style-name="T24"> </text:span><text:span text:style-name="T1">de</text:span><text:span text:style-name="T24"> </text:span><text:span text:style-name="T1">entidades</text:span><text:span text:style-name="T26"> </text:span><text:span text:style-name="T1">ya</text:span><text:span text:style-name="T24"> </text:span><text:span text:style-name="T1">analizar</text:span><text:span text:style-name="T24"> </text:span><text:span text:style-name="T1">su</text:span><text:span text:style-name="T28"> </text:span><text:span text:style-name="T1">fortaleza.</text:span></text:p>
          </text:list-item>
          <text:list-item>
            <text:p text:style-name="P6"><text:span text:style-name="T1">Realizar</text:span><text:span text:style-name="T30"> </text:span><text:span text:style-name="T1">un</text:span><text:span text:style-name="T30"> </text:span><text:span text:style-name="T1">estudio de</text:span><text:span text:style-name="T30"> </text:span><text:span text:style-name="T1">cardinalidad.</text:span></text:p>
          </text:list-item>
          <text:list-item>
            <text:p text:style-name="P5"><text:span text:style-name="T1">Generar</text:span><text:span text:style-name="T12"> </text:span><text:span text:style-name="T1">el</text:span><text:span text:style-name="T15"> </text:span><text:span text:style-name="T1">modelo</text:span><text:span text:style-name="T17"> </text:span><text:span text:style-name="T1">completo E/R.</text:span></text:p>
          </text:list-item>
          <text:list-item>
            <text:p text:style-name="P6"><text:span text:style-name="T1">Colocar</text:span><text:span text:style-name="T30"> </text:span><text:span text:style-name="T1">los</text:span><text:span text:style-name="T33"> </text:span><text:span text:style-name="T1">atributos</text:span><text:span text:style-name="T34"> </text:span><text:span text:style-name="T1">a cada</text:span><text:span text:style-name="T30"> </text:span><text:span text:style-name="T1">entidad</text:span><text:span text:style-name="T35"> </text:span><text:span text:style-name="T1">e</text:span><text:span text:style-name="T30"> </text:span><text:span text:style-name="T1">interrelación. </text:span><text:span text:style-name="T172">sea</text:span></text:p>
          </text:list-item>
        </text:list>
        <text:p text:style-name="P20"/>
        <text:p text:style-name="P26"/>
        <text:p text:style-name="P13"><text:span text:style-name="T3">PARQUES</text:span><text:span text:style-name="T31"> </text:span><text:span text:style-name="T3">NATURALES</text:span></text:p>
        <text:p text:style-name="P24"/>
        <text:p text:style-name="P12"><text:span text:style-name="T2">El Consejero de Medio Ambiente de la Comunidad Autónoma Canaria ha decidido crear</text:span><text:span text:style-name="T7"> </text:span><text:span text:style-name="T32">un</text:span><text:span text:style-name="T25"> </text:span><text:span text:style-name="T32">sistema</text:span><text:span text:style-name="T29"> </text:span><text:span text:style-name="T32">de</text:span><text:span text:style-name="T36"> </text:span><text:span text:style-name="T32">información</text:span><text:span text:style-name="T27"> </text:span><text:span text:style-name="T2">sobre</text:span><text:span text:style-name="T27"> </text:span><text:span text:style-name="T2">los</text:span><text:span text:style-name="T8"> </text:span><text:span text:style-name="T2">parques</text:span><text:span text:style-name="T37"> </text:span><text:span text:style-name="T2">naturales</text:span><text:span text:style-name="T10"> </text:span><text:span text:style-name="T2">que</text:span><text:span text:style-name="T36"> </text:span><text:span text:style-name="T2">gestiona</text:span><text:span text:style-name="T29"> </text:span><text:span text:style-name="T2">cada</text:span><text:span text:style-name="T25"> </text:span><text:span text:style-name="T2">cabildo</text:span><text:span text:style-name="T8"> </text:span><text:span text:style-name="T2">insular.</text:span><text:span text:style-name="T38"> </text:span><text:span text:style-name="T1">Después</text:span><text:span text:style-name="T15"> </text:span><text:span text:style-name="T1">de</text:span><text:span text:style-name="T39"> </text:span><text:span text:style-name="T1">realizar</text:span><text:span text:style-name="T39"> </text:span><text:span text:style-name="T1">un</text:span><text:span text:style-name="T12"> </text:span><text:span text:style-name="T1">detallado</text:span><text:span text:style-name="T17"> </text:span><text:span text:style-name="T1">análisis,</text:span><text:span text:style-name="T39"> </text:span><text:span text:style-name="T1">se</text:span><text:span text:style-name="T20"> </text:span><text:span text:style-name="T1">han</text:span><text:span text:style-name="T20"> </text:span><text:span text:style-name="T1">establecido</text:span><text:span text:style-name="T15"> </text:span><text:span text:style-name="T1">las</text:span><text:span text:style-name="T6"> </text:span><text:span text:style-name="T1">siguientes</text:span><text:span text:style-name="T40"> </text:span><text:span text:style-name="T1">conclusiones:</text:span></text:p>
        <text:p text:style-name="P27"/>
        <text:p text:style-name="P28"><text:span text:style-name="T44"></text:span><text:span text:style-name="T45"> </text:span><text:span text:style-name="T169">Un </text:span><text:span text:style-name="T164">Cabildo Insular</text:span><text:span text:style-name="T169"> (CI) puede tener varios </text:span><text:span text:style-name="T164">parques naturales</text:span><text:span text:style-name="T169">. En todos los</text:span><text:span text:style-name="T52"> </text:span><text:span text:style-name="T169">Cabildos existe uno</text:span><text:span text:style-name="T57"> </text:span><text:span text:style-name="T169">y</text:span><text:span text:style-name="T61"> </text:span><text:span text:style-name="T169">sólo</text:span><text:span text:style-name="T65"> </text:span><text:span text:style-name="T169">un </text:span><text:span text:style-name="T164">organismo</text:span><text:span text:style-name="T69"> </text:span><text:span text:style-name="T169">responsable</text:span><text:span text:style-name="T61"> </text:span><text:span text:style-name="T169">de</text:span><text:span text:style-name="T61"> </text:span><text:span text:style-name="T169">los</text:span><text:span text:style-name="T57"> </text:span><text:span text:style-name="T169">parques</text:span>.</text:p>
        <text:p text:style-name="P29"/>
        <text:p text:style-name="P30"><text:span text:style-name="T44"></text:span><text:span text:style-name="T45"> </text:span>Un Parque natural se identifica por un <text:span text:style-name="T178">nombre</text:span>, fue declarado en una <text:span text:style-name="T175">fecha</text:span>,<text:span text:style-name="T70"> </text:span>se<text:span text:style-name="T71"> </text:span><text:span text:style-name="T164">compone</text:span><text:span text:style-name="T72"> </text:span>de<text:span text:style-name="T73"> </text:span>varias<text:span text:style-name="T74"> </text:span><text:span text:style-name="T164">áreas</text:span><text:span text:style-name="T73"> </text:span>identificadas<text:span text:style-name="T74"> </text:span>por<text:span text:style-name="T75"> </text:span>un<text:span text:style-name="T76"> </text:span><text:span text:style-name="T175">nombre</text:span><text:span text:style-name="T76"> </text:span>y<text:span text:style-name="T77"> </text:span>caracterizadas<text:span text:style-name="T70"> </text:span>por<text:span text:style-name="T46"> </text:span>una<text:span text:style-name="T46"> </text:span>determinada<text:span text:style-name="T46"> </text:span><text:span text:style-name="T175">extensión</text:span>.<text:span text:style-name="T46"> </text:span>Por<text:span text:style-name="T46"> </text:span>motivos<text:span text:style-name="T46"> </text:span>de<text:span text:style-name="T46"> </text:span>eficiencia<text:span text:style-name="T78"> </text:span>se<text:span text:style-name="T78"> </text:span>desea<text:span text:style-name="T46"> </text:span>favorecer las consultas referentes al <text:span text:style-name="T175">número de parques existentes</text:span> en cada<text:span text:style-name="T46"> </text:span>Cabildo<text:span text:style-name="T46"> </text:span>y<text:span text:style-name="T79"> </text:span>la<text:span text:style-name="T80"> </text:span><text:span text:style-name="T175">superficie</text:span><text:span text:style-name="T83"> </text:span><text:span text:style-name="T175">total</text:span><text:span text:style-name="T87"> </text:span><text:span text:style-name="T175">declarada</text:span><text:span text:style-name="T87"> </text:span><text:span text:style-name="T175">parque</text:span><text:span text:style-name="T90"> </text:span><text:span text:style-name="T175">natural</text:span> de<text:span text:style-name="T91"> </text:span>cada<text:span text:style-name="T80"> </text:span>Cabildo.</text:p>
        <text:p text:style-name="P21"/>
        <text:p text:style-name="P33"><text:span text:style-name="T44"> </text:span><text:span text:style-name="T93">En cada área forzosamente </text:span><text:span text:style-name="T166">residen</text:span><text:span text:style-name="T93"> </text:span><text:span text:style-name="T166">especies</text:span><text:span text:style-name="T93"> que pueden ser de tres tipos:</text:span><text:span text:style-name="T94"> </text:span><text:span text:style-name="T166">vegetales</text:span><text:span text:style-name="T93">, </text:span><text:span text:style-name="T166">animales</text:span><text:span text:style-name="T93"> y </text:span><text:span text:style-name="T166">minerales</text:span><text:span text:style-name="T93">. Cada especie tiene una </text:span><text:span text:style-name="T177">denominación</text:span><text:span text:style-name="T53"> </text:span><text:span text:style-name="T175">científica</text:span>, <text:span text:style-name="T175">una denominación vulgar</text:span> y un <text:span text:style-name="T175">número inventariado</text:span> de individuos<text:span text:style-name="T46"> </text:span><text:span text:style-name="T93">por</text:span><text:span text:style-name="T95"> </text:span><text:span text:style-name="T93">área.</text:span><text:span text:style-name="T95"> </text:span><text:span text:style-name="T93">De</text:span><text:span text:style-name="T96"> </text:span><text:span text:style-name="T93">las</text:span><text:span text:style-name="T95"> </text:span><text:span text:style-name="T93">especies</text:span><text:span text:style-name="T95"> </text:span><text:span text:style-name="T93">vegetales</text:span><text:span text:style-name="T81"> </text:span><text:span text:style-name="T93">se</text:span><text:span text:style-name="T96"> </text:span><text:span text:style-name="T93">desea</text:span><text:span text:style-name="T96"> </text:span><text:span text:style-name="T93">saber</text:span><text:span text:style-name="T95"> </text:span><text:span text:style-name="T93">si</text:span><text:span text:style-name="T96"> </text:span><text:span text:style-name="T177">tienen</text:span><text:span text:style-name="T98"> </text:span><text:span text:style-name="T177">floración</text:span><text:span text:style-name="T99"> </text:span><text:span text:style-name="T93">y</text:span><text:span text:style-name="T85"> </text:span><text:span text:style-name="T93">en</text:span><text:span text:style-name="T100"> </text:span><text:span text:style-name="T93">qué </text:span><text:span text:style-name="T177">periodo</text:span><text:span text:style-name="T93"> se produce ésta; de los animales se desea saber su tipo de</text:span><text:span text:style-name="T47"> </text:span><text:span text:style-name="T166">alimentación</text:span><text:span text:style-name="T93"> (herbívora, carnívora u omnívora) y sus </text:span><text:span text:style-name="T177">periodos de celo</text:span><text:span text:style-name="T93">; de</text:span><text:span text:style-name="T94"> </text:span><text:span text:style-name="T93">los minerales se desea saber si se trata de </text:span><text:span text:style-name="T177">cristales o de rocas</text:span><text:span text:style-name="T93">. Además</text:span><text:span text:style-name="T47"> </text:span><text:span text:style-name="T93">interesa</text:span><text:span text:style-name="T47"> </text:span><text:span text:style-name="T93">registrar</text:span><text:span text:style-name="T47"> </text:span><text:span text:style-name="T93">qué</text:span><text:span text:style-name="T47"> </text:span><text:span text:style-name="T93">especies</text:span><text:span text:style-name="T47"> </text:span><text:span text:style-name="T93">sirven</text:span><text:span text:style-name="T47"> </text:span><text:span text:style-name="T93">de</text:span><text:span text:style-name="T47"> </text:span><text:span text:style-name="T93">alimento</text:span><text:span text:style-name="T47"> </text:span><text:span text:style-name="T93">a</text:span><text:span text:style-name="T47"> </text:span><text:span text:style-name="T93">otras</text:span><text:span text:style-name="T47"> </text:span><text:span text:style-name="T93">especies,</text:span><text:span text:style-name="T94"> </text:span><text:span text:style-name="T93">teniendo</text:span><text:span text:style-name="T102"> </text:span><text:span text:style-name="T93">en</text:span><text:span text:style-name="T102"> </text:span><text:span text:style-name="T93">cuenta</text:span><text:span text:style-name="T92"> </text:span><text:span text:style-name="T93">que</text:span><text:span text:style-name="T102"> </text:span><text:span text:style-name="T93">ninguna</text:span><text:span text:style-name="T106"> </text:span><text:span text:style-name="T93">especie</text:span><text:span text:style-name="T102"> </text:span><text:span text:style-name="T93">mineral</text:span><text:span text:style-name="T107"> </text:span><text:span text:style-name="T93">se</text:span><text:span text:style-name="T92"> </text:span><text:span text:style-name="T93">considera</text:span><text:span text:style-name="T85"> </text:span><text:span text:style-name="T93">alimento</text:span><text:span text:style-name="T81"> </text:span><text:span text:style-name="T93">de</text:span><text:span text:style-name="T94"> </text:span>cualquier otra especie y que una especie vegetal no se alimenta de ninguna<text:span text:style-name="T46"> </text:span><text:span text:style-name="T93">especie.</text:span></text:p>
        <text:p text:style-name="P34"/>
        <text:p text:style-name="P32"><text:span text:style-name="T44"></text:span><text:span text:style-name="T45"> </text:span>Del personal de parque se guarda su <text:span text:style-name="T175">DNI</text:span>, <text:span text:style-name="T175">número de la seguridad social</text:span>,<text:span text:style-name="T46"> </text:span><text:span text:style-name="T175">nombre</text:span> y <text:span text:style-name="T175">apellidos</text:span>, <text:span text:style-name="T175">dirección</text:span>, <text:span text:style-name="T175">teléfonos</text:span> (domicilio y móvil) y <text:span text:style-name="T175">sueldo</text:span>. Se<text:span text:style-name="T46"> </text:span>distinguen<text:span text:style-name="T105"> </text:span>los<text:span text:style-name="T108"> </text:span>siguientes<text:span text:style-name="T108"> </text:span>tipos<text:span text:style-name="T109"> </text:span>de<text:span text:style-name="T109"> </text:span>personal:</text:p>
        <text:list xml:id="list2075011190" text:style-name="WWNum2">
          <text:list-item>
            <text:p text:style-name="P7"><text:span text:style-name="T111">Personal</text:span><text:span text:style-name="T113"> </text:span><text:span text:style-name="T111">de</text:span><text:span text:style-name="T113"> </text:span><text:span text:style-name="T111">gestión:</text:span><text:span text:style-name="T115"> </text:span><text:span text:style-name="T134">registra</text:span><text:span text:style-name="T115"> </text:span><text:span text:style-name="T111">los</text:span><text:span text:style-name="T116"> </text:span><text:span text:style-name="T111">datos</text:span><text:span text:style-name="T117"> </text:span><text:span text:style-name="T111">de</text:span><text:span text:style-name="T113"> </text:span><text:span text:style-name="T111">los</text:span><text:span text:style-name="T116"> </text:span><text:span text:style-name="T134">visitantes</text:span><text:span text:style-name="T118"> </text:span><text:span text:style-name="T111">del</text:span><text:span text:style-name="T117"> </text:span><text:span text:style-name="T111">parque</text:span><text:span text:style-name="T119"> </text:span><text:span text:style-name="T111">y</text:span><text:span text:style-name="T120"> </text:span><text:span text:style-name="T111">están</text:span><text:span text:style-name="T122"> </text:span><text:span text:style-name="T111">destinados</text:span><text:span text:style-name="T122"> </text:span><text:span text:style-name="T111">en</text:span><text:span text:style-name="T122"> </text:span><text:span text:style-name="T111">una</text:span><text:span text:style-name="T122"> </text:span><text:span text:style-name="T138">entrada</text:span><text:span text:style-name="T124"> </text:span><text:span text:style-name="T138">del</text:span><text:span text:style-name="T124"> </text:span><text:span text:style-name="T138">parque</text:span><text:span text:style-name="T122"> </text:span><text:span text:style-name="T111">(Las</text:span><text:span text:style-name="T122"> </text:span><text:span text:style-name="T111">entradas</text:span><text:span text:style-name="T122"> </text:span><text:span text:style-name="T111">se</text:span><text:span text:style-name="T122"> </text:span><text:soft-page-break/><text:span text:style-name="T110">identifican</text:span><text:span text:style-name="T125"> </text:span><text:span text:style-name="T110">por</text:span><text:span text:style-name="T114"> </text:span><text:span text:style-name="T110">un</text:span><text:span text:style-name="T126"> </text:span><text:span text:style-name="T110">número).</text:span></text:p>
          </text:list-item>
        </text:list>
      </text:section>
      <text:list xml:id="list143558295556422" text:continue-numbering="true" text:style-name="WWNum2">
        <text:list-item>
          <text:p text:style-name="P8"><text:span text:style-name="T111">Personal de </text:span><text:span text:style-name="T134">vigilancia</text:span><text:span text:style-name="T111">: </text:span><text:span text:style-name="T134">vigila</text:span><text:span text:style-name="T111"> un </text:span><text:span text:style-name="T134">área</text:span><text:span text:style-name="T111"> determinada del parque que</text:span><text:span text:style-name="T122"> </text:span><text:span text:style-name="T135">recorre</text:span><text:span text:style-name="T127"> </text:span><text:span text:style-name="T110">en</text:span><text:span text:style-name="T128"> </text:span><text:span text:style-name="T110">un</text:span><text:span text:style-name="T114"> </text:span><text:span text:style-name="T135">vehículo</text:span><text:span text:style-name="T129"> </text:span><text:span text:style-name="T110">(</text:span><text:span text:style-name="T139">Tipo</text:span><text:span text:style-name="T130"> </text:span><text:span text:style-name="T110">y</text:span><text:span text:style-name="T131"> </text:span><text:span text:style-name="T139">matrícula</text:span><text:span text:style-name="T110">).</text:span></text:p>
        </text:list-item>
        <text:list-item>
          <text:p text:style-name="P9"><text:span text:style-name="T110">Personal de </text:span><text:span text:style-name="T135">conservación</text:span><text:span text:style-name="T110">: mantiene y conserva un </text:span><text:span text:style-name="T135">área</text:span><text:span text:style-name="T110"> determinada</text:span><text:span text:style-name="T121"> </text:span><text:span text:style-name="T110">del parque. Cada uno lo realiza en una </text:span><text:span text:style-name="T139">especialidad</text:span><text:span text:style-name="T110"> determinada</text:span><text:span text:style-name="T121"> </text:span><text:span text:style-name="T110">(Limpieza,</text:span><text:span text:style-name="T128"> </text:span><text:span text:style-name="T110">caminos,</text:span><text:span text:style-name="T125"> </text:span><text:span text:style-name="T110">…)</text:span></text:p>
        </text:list-item>
        <text:list-item>
          <text:p text:style-name="P10"><text:span text:style-name="T110">Personal </text:span><text:span text:style-name="T135">investigador</text:span><text:span text:style-name="T110">: Tiene una </text:span><text:span text:style-name="T139">titulación</text:span><text:span text:style-name="T110"> que ha de recogerse y</text:span><text:span text:style-name="T121"> </text:span><text:span text:style-name="T110">pueden realizar </text:span><text:span text:style-name="T135">proyectos</text:span><text:span text:style-name="T110"> (incluso conjuntamente) de </text:span><text:span text:style-name="T139">investigación</text:span><text:span text:style-name="T121"> </text:span><text:span text:style-name="T110">sobre</text:span><text:span text:style-name="T114"> </text:span><text:span text:style-name="T110">una</text:span><text:span text:style-name="T112"> </text:span><text:span text:style-name="T110">determinada</text:span><text:span text:style-name="T129"> </text:span><text:span text:style-name="T135">especie</text:span><text:span text:style-name="T110">.</text:span></text:p>
        </text:list-item>
      </text:list>
      <text:p text:style-name="P36"/>
      <text:p text:style-name="P37"><text:span text:style-name="T44"></text:span><text:span text:style-name="T45"> </text:span>Un<text:span text:style-name="T46"> </text:span><text:span text:style-name="T164">proyecto</text:span><text:span text:style-name="T46"> </text:span>de<text:span text:style-name="T46"> </text:span>investigación<text:span text:style-name="T46"> </text:span>tiene<text:span text:style-name="T46"> </text:span>un<text:span text:style-name="T46"> </text:span><text:span text:style-name="T175">presupuesto</text:span><text:span text:style-name="T46"> </text:span>y<text:span text:style-name="T46"> </text:span>un<text:span text:style-name="T46"> </text:span><text:span text:style-name="T175">periodo</text:span><text:span text:style-name="T46"> </text:span>de<text:span text:style-name="T46"> </text:span>realización.</text:p>
      <text:p text:style-name="P38"/>
      <text:p text:style-name="P31"><text:span text:style-name="T44"></text:span><text:span text:style-name="T45"> </text:span>Un <text:span text:style-name="T164">visitante</text:span> (<text:span text:style-name="T175">DNI</text:span>, <text:span text:style-name="T175">nombre</text:span>, <text:span text:style-name="T175">domicilio</text:span>, <text:span text:style-name="T175">profesión</text:span><text:span text:style-name="T46"> </text:span>y <text:span text:style-name="T175">teléfono</text:span>) también puede<text:span text:style-name="T46"> </text:span><text:span text:style-name="T164">alojarse</text:span> dentro de los <text:span text:style-name="T164">alojamientos</text:span> de que dispone el <text:span text:style-name="T164">parque</text:span>; éstos tienen<text:span text:style-name="T46"> </text:span><text:span text:style-name="T175">una</text:span><text:span text:style-name="T104"> </text:span><text:span text:style-name="T175">capacidad</text:span><text:span text:style-name="T160"> </text:span><text:span text:style-name="T175">limitada</text:span><text:span text:style-name="T105"> </text:span>y<text:span text:style-name="T79"> </text:span>tienen<text:span text:style-name="T109"> </text:span>una<text:span text:style-name="T108"> </text:span><text:span text:style-name="T175">determinada</text:span><text:span text:style-name="T83"> </text:span><text:span text:style-name="T175">categoría</text:span>.</text:p>
      <text:p text:style-name="P35"/>
      <text:p text:style-name="P31"><text:span text:style-name="T44"></text:span><text:span text:style-name="T45"> </text:span>Los <text:span text:style-name="T164">alojamientos</text:span> <text:span text:style-name="T164">organizan</text:span> <text:span text:style-name="T164">excursiones</text:span> al <text:span text:style-name="T164">parque</text:span>, en <text:span text:style-name="T175">vehículo o a pie</text:span> en<text:span text:style-name="T46"> </text:span>determinados<text:span text:style-name="T46"> </text:span><text:span text:style-name="T175">días</text:span><text:span text:style-name="T46"> </text:span>de<text:span text:style-name="T46"> </text:span>la<text:span text:style-name="T46"> </text:span>semana<text:span text:style-name="T46"> </text:span>y<text:span text:style-name="T46"> </text:span>a<text:span text:style-name="T46"> </text:span>una<text:span text:style-name="T46"> </text:span><text:span text:style-name="T175">hora</text:span><text:span text:style-name="T46"> </text:span>determinada.<text:span text:style-name="T46"> </text:span>A<text:span text:style-name="T46"> </text:span>estas<text:span text:style-name="T46"> </text:span>excursiones<text:span text:style-name="T161"> </text:span>puede<text:span text:style-name="T105"> </text:span><text:span text:style-name="T164">ir</text:span><text:span text:style-name="T84"> </text:span>cualquier<text:span text:style-name="T162"> </text:span><text:span text:style-name="T164">visitante</text:span><text:span text:style-name="T105"> </text:span>del<text:span text:style-name="T162"> </text:span>parq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rebuchet MS" fo:font-family="'Trebuchet MS'" style:font-family-generic="roman" style:font-pitch="variable" fo:language="es" fo:country="ES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rebuchet MS" fo:font-family="'Trebuchet MS'" style:font-family-generic="roman" style:font-pitch="variable" fo:font-size="12pt" fo:language="es" fo:country="ES" style:font-name-asian="Trebuchet MS1" style:font-family-asian="'Trebuchet MS'" style:font-family-generic-asian="system" style:font-pitch-asian="variable" style:font-size-asian="12pt" style:language-asian="en" style:country-asian="US" style:font-name-complex="Trebuchet MS1" style:font-family-complex="'Trebuchet MS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36cm" fo:margin-right="0cm" fo:margin-top="0.074cm" fo:margin-bottom="0cm" style:contextual-spacing="false" fo:text-indent="-0.524cm" style:auto-text-indent="false"/>
      <style:text-properties style:font-name="Trebuchet MS" fo:font-family="'Trebuchet MS'" style:font-family-generic="roman" style:font-pitch="variable" fo:language="es" fo:country="ES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78cm" fo:margin-bottom="0cm" style:contextual-spacing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s" fo:country="ES" style:font-name-asian="Courier New2" style:font-family-asian="'Courier New'" style:font-family-generic-asian="system" style:font-pitch-asian="variable" style:font-size-asian="12pt" style:language-asian="en" style:country-asian="US" style:font-name-complex="Courier New2" style:font-family-complex="'Courier New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rebuchet MS" fo:font-family="'Trebuchet MS'" style:font-family-generic="roman" style:font-pitch="variable" fo:font-size="11pt" fo:language="es" fo:country="ES" style:font-name-asian="Trebuchet MS1" style:font-family-asian="'Trebuchet MS'" style:font-family-generic-asian="system" style:font-pitch-asian="variable" style:font-size-asian="11pt" style:language-asian="en" style:country-asian="US" style:font-name-complex="Trebuchet MS1" style:font-family-complex="'Trebuchet MS'" style:font-family-generic-complex="system" style:font-pitch-complex="variable" style:font-size-complex="11pt" style:language-complex="ar" style:country-complex="SA" style:text-scale="94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3.38cm"/>
        </style:list-level-properties>
        <style:text-properties style:font-name="Courier New1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4.81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7.675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9.103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10.534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1.963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3.391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4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522cm" fo:margin-left="1.36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522cm" fo:margin-left="3.006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522cm" fo:margin-left="4.636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522cm" fo:margin-left="6.26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522cm" fo:margin-left="7.897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522cm" fo:margin-left="9.529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522cm" fo:margin-left="11.158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522cm" fo:margin-left="12.78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522cm" fo:margin-left="14.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7.254cm" fo:margin-left="0cm" fo:margin-top="0cm" fo:margin-bottom="0cm" table:align="left" style:writing-mode="lr-tb"/>
    </style:style>
    <style:style style:name="Tabla1.A" style:family="table-column">
      <style:table-column-properties style:column-width="2.877cm"/>
    </style:style>
    <style:style style:name="Tabla1.B" style:family="table-column">
      <style:table-column-properties style:column-width="7.537cm"/>
    </style:style>
    <style:style style:name="Tabla1.C" style:family="table-column">
      <style:table-column-properties style:column-width="3.42cm"/>
    </style:style>
    <style:style style:name="Tabla1.D" style:family="table-column">
      <style:table-column-properties style:column-width="3.418cm"/>
    </style:style>
    <style:style style:name="Tabla1.1" style:family="table-row">
      <style:table-row-properties style:min-row-height="0.896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2" style:family="table-row">
      <style:table-row-properties style:min-row-height="0.582cm" fo:keep-together="auto"/>
    </style:style>
    <style:style style:name="Tab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54cm" fo:keep-together="auto"/>
    </style:style>
    <style:style style:name="Tabla2" style:family="table">
      <style:table-properties style:width="17.254cm" fo:margin-left="0cm" fo:margin-top="0cm" fo:margin-bottom="0cm" table:align="left" style:writing-mode="lr-tb"/>
    </style:style>
    <style:style style:name="Tabla2.A" style:family="table-column">
      <style:table-column-properties style:column-width="2.877cm"/>
    </style:style>
    <style:style style:name="Tabla2.B" style:family="table-column">
      <style:table-column-properties style:column-width="7.537cm"/>
    </style:style>
    <style:style style:name="Tabla2.C" style:family="table-column">
      <style:table-column-properties style:column-width="3.42cm"/>
    </style:style>
    <style:style style:name="Tabla2.D" style:family="table-column">
      <style:table-column-properties style:column-width="3.418cm"/>
    </style:style>
    <style:style style:name="Tabla2.1" style:family="table-row">
      <style:table-row-properties style:min-row-height="0.896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582cm" fo:keep-together="auto"/>
    </style:style>
    <style:style style:name="Tabla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2.3" style:family="table-row">
      <style:table-row-properties style:min-row-height="0.54cm" fo:keep-together="auto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2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</style:style>
    <style:style style:name="MP4" style:family="paragraph" style:parent-style-name="Table_20_Paragraph">
      <style:paragraph-properties fo:margin-top="0cm" fo:margin-bottom="0cm" style:contextual-spacing="false" fo:orphans="0" fo:widows="0"/>
      <style:text-properties style:font-name="Times New Roman" fo:font-size="11pt" style:font-size-asian="11pt"/>
    </style:style>
    <style:style style:name="MP5" style:family="paragraph" style:parent-style-name="Table_20_Paragraph">
      <style:paragraph-properties fo:margin-left="5.041cm" fo:margin-right="5.009cm" fo:margin-top="0.198cm" fo:margin-bottom="0cm" style:contextual-spacing="false" fo:text-align="center" style:justify-single-word="false" fo:orphans="0" fo:widows="0" fo:text-indent="0cm" style:auto-text-indent="false"/>
      <style:text-properties fo:font-size="11.5pt" fo:font-weight="bold" style:font-size-asian="11.5pt" style:font-weight-asian="bold"/>
    </style:style>
    <style:style style:name="MP6" style:family="paragraph" style:parent-style-name="Frame_20_contents">
      <style:paragraph-properties fo:orphans="0" fo:widows="0"/>
      <style:text-properties fo:font-size="1pt" style:font-size-asian="1pt" style:font-size-complex="1pt"/>
    </style:style>
    <style:style style:name="MP7" style:family="paragraph" style:parent-style-name="Table_20_Paragraph">
      <style:paragraph-properties fo:margin-left="5.036cm" fo:margin-right="5.009cm" fo:margin-top="0.044cm" fo:margin-bottom="0cm" style:contextual-spacing="false" fo:text-align="center" style:justify-single-word="false" fo:orphans="0" fo:widows="0" fo:text-indent="0cm" style:auto-text-indent="false"/>
      <style:text-properties fo:font-size="11.5pt" fo:font-weight="bold" style:font-size-asian="11.5pt" style:font-weight-asian="bold"/>
    </style:style>
    <style:style style:name="MP8" style:family="paragraph" style:parent-style-name="Table_20_Paragraph">
      <style:paragraph-properties fo:margin-left="2.732cm" fo:margin-right="2.715cm" fo:text-align="center" style:justify-single-word="false" fo:orphans="0" fo:widows="0" fo:text-indent="0cm" style:auto-text-indent="false"/>
      <style:text-properties fo:font-size="8pt" fo:font-weight="bold" style:font-size-asian="8pt" style:font-weight-asian="bold"/>
    </style:style>
    <style:style style:name="MP9" style:family="paragraph" style:parent-style-name="Table_20_Paragraph">
      <style:paragraph-properties fo:margin-left="1.083cm" fo:margin-right="0cm" fo:orphans="0" fo:widows="0" fo:text-indent="0cm" style:auto-text-indent="false"/>
      <style:text-properties fo:font-size="8pt" fo:font-weight="bold" style:font-size-asian="8pt" style:font-weight-asian="bold"/>
    </style:style>
    <style:style style:name="MP10" style:family="paragraph" style:parent-style-name="Table_20_Paragraph">
      <style:paragraph-properties fo:margin-left="0.947cm" fo:margin-right="0cm" fo:orphans="0" fo:widows="0" fo:text-indent="0cm" style:auto-text-indent="false"/>
    </style:style>
    <style:style style:name="MT1" style:family="text">
      <style:text-properties style:font-name="Verdana" fo:font-size="9pt" style:font-size-asian="9pt" style:text-scale="95%"/>
    </style:style>
    <style:style style:name="MT2" style:family="text">
      <style:text-properties style:font-name="Verdana" fo:font-size="9pt" fo:letter-spacing="-0.014cm" style:font-size-asian="9pt" style:text-scale="95%"/>
    </style:style>
    <style:style style:name="MT3" style:family="text">
      <style:text-properties style:font-name="Tahoma" fo:font-size="9pt" fo:letter-spacing="0.004cm" fo:font-weight="bold" style:font-size-asian="9pt" style:font-weight-asian="bold" style:text-scale="95%"/>
    </style:style>
    <style:style style:name="MT4" style:family="text">
      <style:text-properties style:font-name="Verdana" fo:font-size="9pt" fo:letter-spacing="-0.018cm" style:font-size-asian="9pt" style:text-scale="95%"/>
    </style:style>
    <style:style style:name="MT5" style:family="text">
      <style:text-properties style:font-name="Tahoma" fo:font-size="9pt" fo:font-weight="bold" style:font-size-asian="9pt" style:font-weight-asian="bold" style:text-scale="95%"/>
    </style:style>
    <style:style style:name="MT6" style:family="text">
      <style:text-properties style:font-name="Verdana" fo:font-size="9pt" style:font-size-asian="9pt"/>
    </style:style>
    <style:style style:name="MT7" style:family="text">
      <style:text-properties style:font-name="Verdana" fo:font-size="9pt" fo:letter-spacing="-0.026cm" style:font-size-asian="9pt"/>
    </style:style>
    <style:style style:name="MT8" style:family="text">
      <style:text-properties style:font-name="Tahoma" fo:font-size="9pt" fo:letter-spacing="-0.012cm" fo:font-weight="bold" style:font-size-asian="9pt" style:font-weight-asian="bold"/>
    </style:style>
    <style:style style:name="MT9" style:family="text">
      <style:text-properties style:font-name="Verdana" fo:font-size="9pt" fo:letter-spacing="-0.032cm" style:font-size-asian="9pt"/>
    </style:style>
    <style:style style:name="MT10" style:family="text">
      <style:text-properties style:font-name="Tahoma" fo:font-size="9pt" fo:font-weight="bold" style:font-size-asian="9pt" style:font-weight-asian="bold"/>
    </style:style>
    <style:style style:name="MT11" style:family="text">
      <style:text-properties fo:color="#30b050" loext:opacity="100%"/>
    </style:style>
    <style:style style:name="MT12" style:family="text">
      <style:text-properties fo:color="#30b050" loext:opacity="100%" fo:letter-spacing="-0.002cm"/>
    </style:style>
    <style:style style:name="MT13" style:family="text">
      <style:text-properties fo:letter-spacing="0.002cm"/>
    </style:style>
    <style:style style:name="MT14" style:family="text">
      <style:text-properties fo:letter-spacing="-0.007cm"/>
    </style:style>
    <style:style style:name="MT15" style:family="text">
      <style:text-properties fo:font-size="8pt" style:font-size-asian="8pt"/>
    </style:style>
    <style:style style:name="MT16" style:family="text">
      <style:text-properties fo:font-size="8pt" fo:letter-spacing="-0.007cm" style:font-size-asian="8pt"/>
    </style:style>
    <style:style style:name="MT17" style:family="text">
      <style:text-properties fo:font-size="8pt" fo:letter-spacing="-0.004cm" fo:font-weight="bold" style:font-size-asian="8pt" style:font-weight-asian="bold"/>
    </style:style>
    <style:style style:name="MT18" style:family="text">
      <style:text-properties fo:font-size="8pt" fo:letter-spacing="-0.002cm" style:font-size-asian="8pt"/>
    </style:style>
    <style:style style:name="MT19" style:family="text">
      <style:text-properties fo:font-size="8pt" fo:font-weight="bold" style:font-size-asian="8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64cm" fo:min-width="2.2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2.092cm" fo:min-width="17.28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464cm" fo:min-width="2.2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1cm" fo:margin-bottom="1.524cm" fo:margin-left="1.658cm" fo:margin-right="1.6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55cm" fo:margin-left="0cm" fo:margin-right="0cm" fo:margin-bottom="1.954cm" style:dynamic-spacing="true"/>
      </style:header-style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16cm" fo:margin-bottom="1.87cm" fo:margin-left="1.658cm" fo:margin-right="1.6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61cm" fo:margin-bottom="1.524cm" fo:margin-left="1.658cm" fo:margin-right="1.658cm" style:writing-mode="lr-tb" style:layout-grid-color="#c0c0c0" style:layout-grid-lines="245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55cm" fo:margin-left="0cm" fo:margin-right="0cm" fo:margin-bottom="1.954cm" style:dynamic-spacing="true"/>
      </style:header-style>
      <style:footer-style>
        <style:header-footer-properties fo:min-height="0.346cm" fo:margin-left="0cm" fo:margin-right="0cm" fo:margin-top="0.24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863cm" svg:y="1.252cm" svg:width="17.281cm" svg:height="2.092cm" draw:z-index="7"><draw:text-box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table:number-rows-spanned="3" office:value-type="string"><text:p text:style-name="MP4"/></table:table-cell><table:table-cell table:style-name="Tabla1.A1" table:number-columns-spanned="3" office:value-type="string"><text:p text:style-name="MP5"><text:span text:style-name="MT11">UT2.Act5</text:span><text:span text:style-name="MT12"> </text:span><text:span text:style-name="MT11">–</text:span><text:span text:style-name="MT12"> </text:span><text:span text:style-name="MT11">Diagrama</text:span><text:span text:style-name="MT12"> </text:span><text:span text:style-name="MT11">E/R</text:span></text:p></table:table-cell><table:covered-table-cell/><table:covered-table-cell/></table:table-row><table:table-row table:style-name="Tabla1.2"><table:covered-table-cell/><table:table-cell table:style-name="Tabla1.A1" table:number-columns-spanned="3" office:value-type="string"><text:p text:style-name="MP7">Bases de<text:span text:style-name="MT13"> </text:span>Datos</text:p></table:table-cell><table:covered-table-cell/><table:covered-table-cell/></table:table-row><table:table-row table:style-name="Tabla1.3"><table:covered-table-cell/><table:table-cell table:style-name="Tabla1.A1" office:value-type="string"><text:p text:style-name="MP8">Dpto<text:span text:style-name="MT14"> </text:span>Informática</text:p></table:table-cell><table:table-cell table:style-name="Tabla1.A1" office:value-type="string"><text:p text:style-name="MP9">8/10/2021</text:p></table:table-cell><table:table-cell table:style-name="Tabla1.A1" office:value-type="string"><text:p text:style-name="MP10"><text:span text:style-name="MT15">Página</text:span><text:span text:style-name="MT16"> </text:span><text:page-number text:select-page="current">2</text:page-number><text:span text:style-name="MT17"><text:s/></text:span><text:span text:style-name="MT15">de</text:span><text:span text:style-name="MT18"> </text:span><text:span text:style-name="MT19">2</text:span></text:p></table:table-cell></table:table-row></table:table><text:p text:style-name="Text_20_body"/></draw:text-box></draw:frame><draw:frame draw:style-name="Mfr2" draw:name="image1.jpeg" text:anchor-type="char" svg:x="1.998cm" svg:y="1.415cm" svg:width="1.963cm" svg:height="1.82cm" draw:z-index="1"><draw:image xlink:href="Pictures/10000000000000E8000000D7C175837CD96B0740.jpg" xlink:type="simple" xlink:show="embed" xlink:actuate="onLoad" draw:mime-type="image/jpeg"/></draw:frame></text:p>
      </style:header>
      <style:footer>
        <text:p text:style-name="MP1"><draw:custom-shape text:anchor-type="char" draw:z-index="3" draw:style-name="Mgr1" draw:text-style-name="MP3" svg:width="2.23cm" svg:height="0.465cm" svg:x="16.424cm" svg:y="27.779cm"><text:p text:style-name="MP2"><text:span text:style-name="MT1">Página</text:span><text:span text:style-name="MT2"> </text:span><text:page-number text:select-page="current">2</text:page-number><text:span text:style-name="MT3"><text:s/></text:span><text:span text:style-name="MT1">de</text:span><text:span text:style-name="MT4"> </text:span><text:span text:style-name="MT5">2</text:span></text:p><draw:enhanced-geometry draw:type="0"/></draw:custom-shap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custom-shape text:anchor-type="char" draw:z-index="7" draw:style-name="Mgr2" draw:text-style-name="MP3" svg:width="17.282cm" svg:height="2.093cm" svg:x="1.863cm" svg:y="1.252cm"><loext:table table:name="Tabla2" table:style-name="Tabla2"><loext:table-column table:style-name="Tabla2.A"/><loext:table-column table:style-name="Tabla2.B"/><loext:table-column table:style-name="Tabla2.C"/><loext:table-column table:style-name="Tabla2.D"/><loext:table-row table:style-name="Tabla2.1"><loext:table-cell table:style-name="Tabla2.A1" table:number-rows-spanned="3" office:value-type="string"><text:p text:style-name="MP4"/></loext:table-cell><loext:table-cell table:style-name="Tabla2.A1" table:number-columns-spanned="3" office:value-type="string"><text:p text:style-name="MP5"><text:span text:style-name="MT11">UT2.Act5</text:span><text:span text:style-name="MT12"> </text:span><text:span text:style-name="MT11">–</text:span><text:span text:style-name="MT12"> </text:span><text:span text:style-name="MT11">Diagrama</text:span><text:span text:style-name="MT12"> </text:span><text:span text:style-name="MT11">E/R</text:span></text:p></loext:table-cell><loext:covered-table-cell/><loext:covered-table-cell/></loext:table-row><loext:table-row table:style-name="Tabla2.2"><loext:covered-table-cell/><loext:table-cell table:style-name="Tabla2.A1" table:number-columns-spanned="3" office:value-type="string"><text:p text:style-name="MP7">Bases de<text:span text:style-name="MT13"> </text:span>Datos</text:p></loext:table-cell><loext:covered-table-cell/><loext:covered-table-cell/></loext:table-row><loext:table-row table:style-name="Tabla2.3"><loext:covered-table-cell/><loext:table-cell table:style-name="Tabla2.A1" office:value-type="string"><text:p text:style-name="MP8">Dpto<text:span text:style-name="MT14"> </text:span>Informática</text:p></loext:table-cell><loext:table-cell table:style-name="Tabla2.A1" office:value-type="string"><text:p text:style-name="MP9">8/10/2021</text:p></loext:table-cell><loext:table-cell table:style-name="Tabla2.A1" office:value-type="string"><text:p text:style-name="MP10"><text:span text:style-name="MT15">Página</text:span><text:span text:style-name="MT16"> </text:span><text:page-number text:select-page="current">3</text:page-number><text:span text:style-name="MT17"><text:s/></text:span><text:span text:style-name="MT15">de</text:span><text:span text:style-name="MT18"> </text:span><text:span text:style-name="MT19">2</text:span></text:p></loext:table-cell></loext:table-row></loext:table><text:p text:style-name="Text_20_body"/><draw:enhanced-geometry draw:type="0"/></draw:custom-shape><draw:frame draw:style-name="Mfr3" draw:name="Marco2" text:anchor-type="char" svg:x="1.863cm" svg:y="1.252cm" svg:width="17.281cm" svg:height="2.092cm" draw:z-index="0"><draw:text-box><loext:table table:name="Tabla2" table:style-name="Tabla2"/><text:p text:style-name="Text_20_body"/></draw:text-box></draw:frame><draw:frame draw:style-name="Mfr2" draw:name="Imagen1" text:anchor-type="char" svg:x="1.998cm" svg:y="1.415cm" svg:width="1.963cm" svg:height="1.82cm" draw:z-index="0"><draw:image xlink:href="Pictures/10000000000000E8000000D7C175837CD96B0740.jpg" xlink:type="simple" xlink:show="embed" xlink:actuate="onLoad" draw:mime-type="image/jpeg"/></draw:frame></text:p>
      </style:header>
      <style:footer>
        <text:p text:style-name="MP1"><draw:custom-shape text:anchor-type="char" draw:z-index="4" draw:style-name="Mgr3" draw:text-style-name="MP3" svg:width="2.29cm" svg:height="0.465cm" svg:x="16.357cm" svg:y="27.779cm"><text:p text:style-name="MP2"><text:span text:style-name="MT6">Página</text:span><text:span text:style-name="MT7"> </text:span><text:page-number text:select-page="current">3</text:page-number><text:span text:style-name="MT8"><text:s/></text:span><text:span text:style-name="MT6">de</text:span><text:span text:style-name="MT9"> </text:span><text:span text:style-name="MT10">2</text:span></text:p><draw:enhanced-geometry draw:type="0"/></draw:custom-shape><draw:frame draw:style-name="Mfr3" draw:name="Marco3" text:anchor-type="char" svg:x="16.357cm" svg:y="27.779cm" svg:width="2.29cm" svg:height="0.464cm" draw:z-index="0"><draw:text-box><text:p text:style-name="MP2"><text:span text:style-name="MT6">Página</text:span><text:span text:style-name="MT7"> </text:span><text:page-number text:select-page="current">3</text:page-number><text:span text:style-name="MT8"><text:s/></text:span><text:span text:style-name="MT6">de</text:span><text:span text:style-name="MT9"> </text:span><text:span text:style-name="MT10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0:06:27</meta:creation-date>
    <dc:date>2021-10-20T14:34:18.212000000</dc:date>
    <meta:editing-duration>PT10M25S</meta:editing-duration>
    <meta:generator>LibreOffice/7.1.5.2$Windows_X86_64 LibreOffice_project/85f04e9f809797b8199d13c421bd8a2b025d52b5</meta:generator>
    <meta:editing-cycles>3</meta:editing-cycles>
    <meta:document-statistic meta:table-count="2" meta:image-count="2" meta:object-count="0" meta:page-count="2" meta:paragraph-count="33" meta:word-count="563" meta:character-count="3507" meta:non-whitespace-character-count="2986"/>
    <meta:user-defined meta:name="AppVersion">12.0000</meta:user-defined>
    <meta:user-defined meta:name="Created" meta:value-type="date">2021-10-19T00:00:00</meta:user-defined>
    <meta:user-defined meta:name="LastSaved" meta:value-type="date">2021-10-19T00:00:00</meta:user-defined>
    <meta:template xlink:type="simple" xlink:actuate="onRequest" xlink:title="Normal" xlink:href=""/>
  </office:meta>
</office:document-meta>
</file>